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style:style style:name="OrgTable2" style:family="table">
      <style:table-properties style:rel-width="50%" fo:margin-top="0cm" fo:margin-bottom="0.20cm" table:align="center"/>
    </style:style>
    <style:style style:name="OrgTable1" style:family="table">
      <style:table-properties style:rel-width="50%" fo:margin-top="0cm" fo:margin-bottom="0.20cm" table:align="center"/>
    </style:style>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port 1</text:title></text:p>
      <text:p text:style-name="Org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e7d8583">1. Research question and hypotheses</text:a></text:p>
          <text:p text:style-name="Contents_20_1"><text:a xlink:type="simple" xlink:href="#orge149b85">2. Determining Gain (g) and Difficulty (d)</text:a></text:p>
          <text:p text:style-name="Contents_20_3"><text:a xlink:type="simple" xlink:href="#orgea1574d">2.0.1. Original values</text:a></text:p>
          <text:p text:style-name="Contents_20_3"><text:a xlink:type="simple" xlink:href="#org87d16e3">2.0.2. Updated values</text:a></text:p>
          <text:p text:style-name="Contents_20_1"><text:a xlink:type="simple" xlink:href="#org65f1925">3. Differences between Horizon 1 v1 &amp; Horizon 1 v2</text:a></text:p>
          <text:p text:style-name="Contents_20_2"><text:a xlink:type="simple" xlink:href="#org0c44c8e">3.1. Proposed additions</text:a></text:p>
          <text:p text:style-name="Contents_20_1"><text:a xlink:type="simple" xlink:href="#org9d5a8bc">4. Uncertainty in the Consequential task</text:a></text:p>
          <text:p text:style-name="Contents_20_2"><text:a xlink:type="simple" xlink:href="#org13f40c1">4.1. Visual discrimination/perceptual uncertainty</text:a></text:p>
          <text:p text:style-name="Contents_20_2"><text:a xlink:type="simple" xlink:href="#orgdeccedb">4.2. Lack of performance feedback</text:a></text:p>
          <text:p text:style-name="Contents_20_2"><text:a xlink:type="simple" xlink:href="#org7d43a22">4.3. Lack of knowledge regarding which aspects of the stimuli are important</text:a></text:p>
        </text:index-body>
      </text:table-of-content>
      <text:h text:style-name="Heading_20_1" text:outline-level="1" text:is-list-header="false">
<text:bookmark-start text:name="OrgXref.orge7d8583"/>
<text:bookmark text:name="orge7d8583"/>Research question and hypotheses
<text:bookmark-end text:name="OrgXref.orge7d8583"/></text:h>
      <text:p text:style-name="Text_20_body">Does the brain keep track of the values associated with all possible policies, or only the currently exploited one? What drives our decision-making process as value computation becomes less tractable/more uncertain? We hypothesize that, as task complexity and uncertainty increase, the decision-making process goes from: value-comparison driven, to value-comparison-to-threshold driven, to “consequence” driven. By consequence, we mean the change in mean reward between states. A “consequence” driven agent seeks high rewarding states, but does not compute value. To test the above hypothese, we developed a novel perceptual decision-making task.
</text:p>
      <text:h text:style-name="Heading_20_1" text:outline-level="1" text:is-list-header="false">
<text:bookmark-start text:name="OrgXref.orge149b85"/>
<text:bookmark text:name="orge149b85"/>Determining Gain (g) and Difficulty (d)
<text:bookmark-end text:name="OrgXref.orge149b85"/></text:h>
      <text:p text:style-name="Text_20_body">Gain and difficulty are two of the most important parameters in the task. They determine the magnitude (and sign) of consequence as well as the magnitude of the difference between stimuli presented in a given trial. These parameters ultimately determine the optimal strategy.
</text:p>
      <text:p text:style-name="Text_20_body">The selection of g and d should allow us to determine whether participants’ decisions are primarily determined by 1) value comparison or by 2) consequence. Moreover, in the case of value comparison, these parameters should enable us to distinguish classical Q-learning from Q-foraging.
</text:p>
      <text:h text:style-name="Heading_20_3" text:outline-level="3" text:is-list-header="false">
<text:bookmark-start text:name="OrgXref.orgea1574d"/>
<text:bookmark text:name="orgea1574d"/>Original values
<text:bookmark-end text:name="OrgXref.orgea1574d"/></text:h>
      <text:p text:style-name="Text_20_body">The previous g was 0.3 for Horizon 1. The previous d values were: [0.01, 0.05, 0.1, 0.15, 0.2].
</text:p>
      <text:p text:style-name="Text_20_body">These values of g and d meant that Small-Big was always the optimal action sequence/policy in Horizon 1.
</text:p>
      <text:h text:style-name="Heading_20_3" text:outline-level="3" text:is-list-header="false">
<text:bookmark-start text:name="OrgXref.org87d16e3"/>
<text:bookmark text:name="org87d16e3"/>Updated values
<text:bookmark-end text:name="OrgXref.org87d16e3"/></text:h>
      <text:p text:style-name="Text_20_body">More values of g, along with appropriate values of d, are required in order to determine how humans decide in the consequential task. I propose four values of g:
</text:p>
      <text:section text:style-name="OrgIndentedSection-Level-0" text:name="Section1">
        <text:p text:style-name="Table">
<text:bookmark text:name="org80515c6"/>Table <text:sequence text:ref-name="org80515c6" text:name="Table" text:formula="ooow:Table+1" style:num-format="1">2.1</text:sequence>: </text:p>
        <table:table table:style-name="OrgTable1">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Condition</text:p>
              </table:table-cell>
              <table:table-cell table:style-name="OrgTblCellTB">
                <text:p text:style-name="OrgTableHeadingLeft">G</text:p>
              </table:table-cell>
              <table:table-cell table:style-name="OrgTblCellTB">
                <text:p text:style-name="OrgTableHeadingRight">g</text:p>
              </table:table-cell>
              <table:table-cell table:style-name="OrgTblCellTB">
                <text:p text:style-name="OrgTableHeadingLeft">π*</text:p>
              </table:table-cell>
            </table:table-row>
          </table:table-header-rows>
          <table:table-rows>
            <table:table-row>
              <table:table-cell table:style-name="OrgTblCellT">
                <text:p text:style-name="OrgTableContentsLeft">A</text:p>
              </table:table-cell>
              <table:table-cell table:style-name="OrgTblCellT">
                <text:p text:style-name="OrgTableContentsLeft">G &lt; 0</text:p>
              </table:table-cell>
              <table:table-cell table:style-name="OrgTblCellT">
                <text:p text:style-name="OrgTableContentsRight">-0.3</text:p>
              </table:table-cell>
              <table:table-cell table:style-name="OrgTblCellT">
                <text:p text:style-name="OrgTableContentsLeft">Big-big</text:p>
              </table:table-cell>
            </table:table-row>
            <table:table-row>
              <table:table-cell table:style-name="OrgTblCell">
                <text:p text:style-name="OrgTableContentsLeft">B</text:p>
              </table:table-cell>
              <table:table-cell table:style-name="OrgTblCell">
                <text:p text:style-name="OrgTableContentsLeft">G = 0</text:p>
              </table:table-cell>
              <table:table-cell table:style-name="OrgTblCell">
                <text:p text:style-name="OrgTableContentsRight">0</text:p>
              </table:table-cell>
              <table:table-cell table:style-name="OrgTblCell">
                <text:p text:style-name="OrgTableContentsLeft">Big-big</text:p>
              </table:table-cell>
            </table:table-row>
            <table:table-row>
              <table:table-cell table:style-name="OrgTblCell">
                <text:p text:style-name="OrgTableContentsLeft">C</text:p>
              </table:table-cell>
              <table:table-cell table:style-name="OrgTblCell">
                <text:p text:style-name="OrgTableContentsLeft">G = c</text:p>
              </table:table-cell>
              <table:table-cell table:style-name="OrgTblCell">
                <text:p text:style-name="OrgTableContentsRight">0.1</text:p>
              </table:table-cell>
              <table:table-cell table:style-name="OrgTblCell">
                <text:p text:style-name="OrgTableContentsLeft">Small-big ~ Big-big</text:p>
              </table:table-cell>
            </table:table-row>
            <table:table-row>
              <table:table-cell table:style-name="OrgTblCellB">
                <text:p text:style-name="OrgTableContentsLeft">D</text:p>
              </table:table-cell>
              <table:table-cell table:style-name="OrgTblCellB">
                <text:p text:style-name="OrgTableContentsLeft">G &gt; c</text:p>
              </table:table-cell>
              <table:table-cell table:style-name="OrgTblCellB">
                <text:p text:style-name="OrgTableContentsRight">0.3</text:p>
              </table:table-cell>
              <table:table-cell table:style-name="OrgTblCellB">
                <text:p text:style-name="OrgTableContentsLeft">Small-big</text:p>
              </table:table-cell>
            </table:table-row>
          </table:table-rows>
        </table:table>
      </text:section>
      <text:p text:style-name="Text_20_body">I propose the following d values: [0.05, 0.2, 0.35]
</text:p>
      <text:p text:style-name="OrgSrcBlock">g:<text:s/><text:s/>[-0.3,<text:s/>0,<text:s/>0.1,<text:s/>0.3]</text:p>
      <text:p text:style-name="OrgSrcBlock">difficulty:<text:s/><text:s/>[0.05,<text:s/>0.2,<text:s/>0.35]</text:p>
      <text:p text:style-name="OrgSrcBlock"/>
      <text:p text:style-name="OrgSrcBlock"/>
      <text:p text:style-name="OrgSrcBlock">(cum<text:s/>reward<text:s/>small-big,<text:s/>cum<text:s/>reward<text:s/>big-big)</text:p>
      <text:p text:style-name="OrgSrcBlock"><text:s/><text:s/><text:s/><text:s/><text:s/><text:s/><text:s/><text:s/><text:s/><text:s/><text:s/><text:s/><text:s/>0.05<text:s/><text:s/><text:s/><text:s/><text:s/><text:s/><text:s/><text:s/><text:s/>0.2<text:s/><text:s/><text:s/><text:s/><text:s/><text:s/><text:s/><text:s/><text:s/>0.35</text:p>
      <text:p text:style-name="OrgSrcBlock">-0.3<text:s/><text:s/>(0.7,<text:s/>1.35)<text:s/><text:s/>(0.7,<text:s/>1.5)<text:s/><text:s/>(0.7,<text:s/>1.65)</text:p>
      <text:p text:style-name="OrgSrcBlock">0<text:s/><text:s/><text:s/><text:s/><text:s/>(1.0,<text:s/>1.05)<text:s/><text:s/>(1.0,<text:s/>1.2)<text:s/><text:s/>(1.0,<text:s/>1.35)</text:p>
      <text:p text:style-name="OrgSrcBlock">0.1<text:s/><text:s/><text:s/>(1.1,<text:s/>0.95)<text:s/><text:s/>(1.1,<text:s/>1.1)<text:s/><text:s/>(1.1,<text:s/>1.25)</text:p>
      <text:p text:style-name="OrgSrcBlock">0.3<text:s/><text:s/><text:s/>(1.3,<text:s/>0.75)<text:s/><text:s/>(1.3,<text:s/>0.9)<text:s/><text:s/>(1.3,<text:s/>1.05)<text:s/></text:p>
      <text:p text:style-name="OrgSrcBlock"/>
      <text:p text:style-name="OrgSrcBlock">(cum<text:s/>reward<text:s/>small-big)<text:s/>-<text:s/>(sum<text:s/>reward<text:s/>big-big)</text:p>
      <text:p text:style-name="OrgSrcBlock"><text:s/><text:s/><text:s/><text:s/><text:s/><text:s/>0.05<text:s/><text:s/>0.2<text:s/><text:s/>0.35</text:p>
      <text:p text:style-name="OrgSrcBlock">-0.3<text:s/>-0.65<text:s/>-0.8<text:s/>-0.95</text:p>
      <text:p text:style-name="OrgSrcBlock">0<text:s/><text:s/><text:s/><text:s/>-0.05<text:s/>-0.2<text:s/>-0.35</text:p>
      <text:p text:style-name="OrgSrcBlock">0.1<text:s/><text:s/><text:s/>0.15<text:s/><text:s/>0.0<text:s/>-0.15</text:p>
      <text:p text:style-name="OrgSrcBlockLastLine">0.3<text:s/><text:s/><text:s/>0.55<text:s/><text:s/>0.4<text:s/><text:s/>0.25</text:p>
      <text:p text:style-name="Text_20_body">The second “table” above shows shows the difference in cumulative reward, for all g and d, between the Small-Big and Big-Big action sequences. These values of g and d yield the optimal strategies outlined in Table 1. For these proposed values, the optimal policy is Big-Big for g=-0.3 and g=0. For g=0.1, Small-Big and Big-big yield identical cumulative reward. The optimal strategy, in this case, is Small-Big when d is large and Big-Big when d is small. Small-Big and Big-Big yield identical cumulative reward when d is 0.2 (the intermediate value). Finally, the optimal strategy is Small-Big when g=0.3.
</text:p>
      <text:h text:style-name="Heading_20_1" text:outline-level="1" text:is-list-header="false">
<text:bookmark-start text:name="OrgXref.org65f1925"/>
<text:bookmark text:name="org65f1925"/>Differences between Horizon 1 v1 &amp; Horizon 1 v2
<text:bookmark-end text:name="OrgXref.org65f1925"/></text:h>
      <text:p text:style-name="Text_20_body">Table 2 shows most of the important differences between version 1 and version 2 of the task.
</text:p>
      <text:section text:style-name="OrgIndentedSection-Level-0" text:name="Section2">
        <text:p text:style-name="Table">
<text:bookmark text:name="org05d5ace"/>Table <text:sequence text:ref-name="org05d5ace" text:name="Table" text:formula="ooow:Table+1" style:num-format="1">3.1</text:sequence>: </text:p>
        <table:table table:style-name="OrgTable2">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attribute</text:p>
              </table:table-cell>
              <table:table-cell table:style-name="OrgTblCellTB">
                <text:p text:style-name="OrgTableHeadingLeft">v1</text:p>
              </table:table-cell>
              <table:table-cell table:style-name="OrgTblCellTB">
                <text:p text:style-name="OrgTableHeadingLeft">v2</text:p>
              </table:table-cell>
              <table:table-cell table:style-name="OrgTblCellTB">
                <text:p text:style-name="OrgTableHeadingLeft">comments</text:p>
              </table:table-cell>
            </table:table-row>
          </table:table-header-rows>
          <table:table-rows>
            <table:table-row>
              <table:table-cell table:style-name="OrgTblCellT">
                <text:p text:style-name="OrgTableContentsLeft">g</text:p>
              </table:table-cell>
              <table:table-cell table:style-name="OrgTblCellT">
                <text:p text:style-name="OrgTableContentsLeft">0.3</text:p>
              </table:table-cell>
              <table:table-cell table:style-name="OrgTblCellT">
                <text:p text:style-name="OrgTableContentsLeft">{-0.3, 0, 0.1, 0.3}</text:p>
              </table:table-cell>
              <table:table-cell table:style-name="OrgTblCellT">
                <text:p text:style-name="OrgTableContentsLeft">v2</text:p>
              </table:table-cell>
            </table:table-row>
            <table:table-row>
              <table:table-cell table:style-name="OrgTblCell">
                <text:p text:style-name="OrgTableContentsLeft">d</text:p>
              </table:table-cell>
              <table:table-cell table:style-name="OrgTblCell">
                <text:p text:style-name="OrgTableContentsLeft">{0.01, 0.05, 0.1, 0.15, 0.2}</text:p>
              </table:table-cell>
              <table:table-cell table:style-name="OrgTblCell">
                <text:p text:style-name="OrgTableContentsLeft">{0.05, 0.2, 0.35}</text:p>
              </table:table-cell>
              <table:table-cell table:style-name="OrgTblCell">
                <text:p text:style-name="OrgTableContentsLeft"/>
              </table:table-cell>
            </table:table-row>
            <table:table-row>
              <table:table-cell table:style-name="OrgTblCell">
                <text:p text:style-name="OrgTableContentsLeft">π*</text:p>
              </table:table-cell>
              <table:table-cell table:style-name="OrgTblCell">
                <text:p text:style-name="OrgTableContentsLeft">Small-Big</text:p>
              </table:table-cell>
              <table:table-cell table:style-name="OrgTblCell">
                <text:p text:style-name="OrgTableContentsLeft">g &amp; d dependent</text:p>
              </table:table-cell>
              <table:table-cell table:style-name="OrgTblCell">
                <text:p text:style-name="OrgTableContentsLeft"/>
              </table:table-cell>
            </table:table-row>
            <table:table-row>
              <table:table-cell table:style-name="OrgTblCell">
                <text:p text:style-name="OrgTableContentsLeft">fixation timeout</text:p>
              </table:table-cell>
              <table:table-cell table:style-name="OrgTblCell">
                <text:p text:style-name="OrgTableContentsLeft">skip trial</text:p>
              </table:table-cell>
              <table:table-cell table:style-name="OrgTblCell">
                <text:p text:style-name="OrgTableContentsLeft">progresses trial</text:p>
              </table:table-cell>
              <table:table-cell table:style-name="OrgTblCell">
                <text:p text:style-name="OrgTableContentsLeft"/>
              </table:table-cell>
            </table:table-row>
            <table:table-row>
              <table:table-cell table:style-name="OrgTblCellB">
                <text:p text:style-name="OrgTableContentsLeft">stimuli selection</text:p>
              </table:table-cell>
              <table:table-cell table:style-name="OrgTblCellB">
                <text:p text:style-name="OrgTableContentsLeft">mouse hover</text:p>
              </table:table-cell>
              <table:table-cell table:style-name="OrgTblCellB">
                <text:p text:style-name="OrgTableContentsLeft">mouse click</text:p>
              </table:table-cell>
              <table:table-cell table:style-name="OrgTblCellB">
                <text:p text:style-name="OrgTableContentsLeft"/>
              </table:table-cell>
            </table:table-row>
          </table:table-rows>
        </table:table>
      </text:section>
      <text:h text:style-name="Heading_20_2" text:outline-level="2" text:is-list-header="false">
<text:bookmark-start text:name="OrgXref.org0c44c8e"/>
<text:bookmark text:name="org0c44c8e"/>Proposed additions
<text:bookmark-end text:name="OrgXref.org0c44c8e"/></text:h>
      <text:p text:style-name="Text_20_body">Uncertainty takes many forms. Visual uncertainty, or the uncertainty that arises when the participants have to approximate the sum of two visually assessed quantities.
</text:p>
      <text:h text:style-name="Heading_20_1" text:outline-level="1" text:is-list-header="false">
<text:bookmark-start text:name="OrgXref.org9d5a8bc"/>
<text:bookmark text:name="org9d5a8bc"/>Uncertainty in the Consequential task
<text:bookmark-end text:name="OrgXref.org9d5a8bc"/></text:h>
      <text:p text:style-name="Text_20_body">Uncertainty
</text:p>
      <text:h text:style-name="Heading_20_2" text:outline-level="2" text:is-list-header="false">
<text:bookmark-start text:name="OrgXref.org13f40c1"/>
<text:bookmark text:name="org13f40c1"/>Visual discrimination/perceptual uncertainty
<text:bookmark-end text:name="OrgXref.org13f40c1"/></text:h>
      <text:p text:style-name="Text_20_body">At least two kinds of uncertainty result from visual perception in the Consequential task.
</text:p>
      <text:list text:style-name="OrgNumberedList" text:continue-numbering="false">
        <text:list-item>
          <text:p text:style-name="Text_20_body">For the smallest d, it can be difficult to determine which stimulus is larger.
</text:p>
        </text:list-item>
        <text:list-item>
          <text:p text:style-name="Text_20_body">It can be difficult to visualize and quantify the sum of the two chosen stimuli in an episode.
</text:p>
          <text:list text:style-name="OrgBulletedList" text:continue-numbering="true">
            <text:list-item>
              <text:p text:style-name="Text_20_body">This makes value computation more difficult, which, consequently, makes value comparison between policies more difficult.
</text:p>
            </text:list-item>
          </text:list>
        </text:list-item>
      </text:list>
      <text:h text:style-name="Heading_20_2" text:outline-level="2" text:is-list-header="false">
<text:bookmark-start text:name="OrgXref.orgdeccedb"/>
<text:bookmark text:name="orgdeccedb"/>Lack of performance feedback
<text:bookmark-end text:name="OrgXref.orgdeccedb"/></text:h>
      <text:p text:style-name="Text_20_body">The lack of performance feedback means participants never know if they are employing the optimal strategy.
</text:p>
      <text:h text:style-name="Heading_20_2" text:outline-level="2" text:is-list-header="false">
<text:bookmark-start text:name="OrgXref.org7d43a22"/>
<text:bookmark text:name="org7d43a22"/>Lack of knowledge regarding which aspects of the stimuli are important
<text:bookmark-end text:name="OrgXref.org7d43a22"/></text:h>
      <text:p text:style-name="Text_20_body">Participants don’t know if th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282c34" fo:padding="0.049cm" fo:border="0.51pt solid #000000" style:shadow="none">
        <style:background-image/>
      </style:paragraph-properties>
      <style:text-properties fo:color="#bbc2cf"/>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aikito</dc:creator>
    <meta:initial-creator>maikito</meta:initial-creator>
    <dc:date>2025-05-05T15:53:24</dc:date>
    <meta:creation-date>2025-05-05T15:53:24</meta:creation-date>
    <meta:generator>Emacs 29.3 (Org mode 9.7.19)</meta:generator>
    <meta:keyword/>
    <dc:subject/>
    <dc:title>Report 1</dc:title>
  </office:meta>
</office:document-meta>
</file>